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Roboto" svg:font-family="Roboto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Liberation Serif" officeooo:paragraph-rsid="00150268"/>
    </style:style>
    <style:style style:name="P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Liberation Serif" officeooo:rsid="00170796" officeooo:paragraph-rsid="00170796"/>
    </style:style>
    <style:style style:name="P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Liberation Serif" officeooo:rsid="00170796" officeooo:paragraph-rsid="001c4136"/>
    </style:style>
    <style:style style:name="P4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Liberation Serif" officeooo:paragraph-rsid="0019e0d9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Default">
      <style:paragraph-properties fo:margin-left="0cm" fo:margin-right="0cm" fo:margin-top="0cm" fo:margin-bottom="0.203cm" style:contextual-spacing="false" fo:text-indent="0cm" style:auto-text-indent="false"/>
      <style:text-properties style:font-name="Liberation Serif" fo:font-size="11.5pt" officeooo:paragraph-rsid="00150268" style:font-size-asian="11.5pt"/>
    </style:style>
    <style:style style:name="P7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1.5pt" officeooo:paragraph-rsid="00150268" style:font-size-asian="11.5pt"/>
    </style:style>
    <style:style style:name="P8" style:family="paragraph" style:parent-style-name="Default">
      <style:paragraph-properties fo:margin-left="0cm" fo:margin-right="0cm" fo:margin-top="0cm" fo:margin-bottom="0.203cm" style:contextual-spacing="false" fo:text-indent="0cm" style:auto-text-indent="false"/>
      <style:text-properties style:font-name="Liberation Serif" fo:font-size="11.5pt" style:font-size-asian="11.5pt"/>
    </style:style>
    <style:style style:name="P9" style:family="paragraph" style:parent-style-name="Default">
      <style:paragraph-properties fo:margin-left="0cm" fo:margin-right="0cm" fo:margin-top="0cm" fo:margin-bottom="0.169cm" style:contextual-spacing="false" fo:text-indent="0cm" style:auto-text-indent="false"/>
      <style:text-properties style:font-name="Liberation Serif" fo:font-size="11.5pt" style:font-size-asian="11.5pt"/>
    </style:style>
    <style:style style:name="P10" style:family="paragraph" style:parent-style-name="Standard">
      <style:text-properties style:font-name="Liberation Serif" fo:font-size="11.5pt" style:font-size-asian="11.5pt"/>
    </style:style>
    <style:style style:name="P1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Liberation Serif" officeooo:rsid="0017c235" officeooo:paragraph-rsid="0019e0d9"/>
    </style:style>
    <style:style style:name="P1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Liberation Serif" officeooo:rsid="0017c235" officeooo:paragraph-rsid="001ce841"/>
    </style:style>
    <style:style style:name="P1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Liberation Serif" officeooo:rsid="0019e0d9" officeooo:paragraph-rsid="0019e0d9"/>
    </style:style>
    <style:style style:name="P14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Liberation Serif" officeooo:paragraph-rsid="001ce841"/>
    </style:style>
    <style:style style:name="P15" style:family="paragraph" style:parent-style-name="Standard">
      <style:text-properties style:font-name="Liberation Serif" officeooo:paragraph-rsid="001ce841"/>
    </style:style>
    <style:style style:name="P16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Liberation Serif" officeooo:paragraph-rsid="001d9192"/>
    </style:style>
    <style:style style:name="P17" style:family="paragraph" style:parent-style-name="Standard">
      <style:text-properties officeooo:rsid="00150268"/>
    </style:style>
    <style:style style:name="P18" style:family="paragraph" style:parent-style-name="Standard">
      <style:text-properties fo:font-size="16pt" style:text-underline-style="solid" style:text-underline-width="auto" style:text-underline-color="font-color" fo:font-weight="bold" officeooo:rsid="00150268" style:font-size-asian="16pt" style:font-weight-asian="bold" style:font-size-complex="16pt" style:font-weight-complex="bold"/>
    </style:style>
    <style:style style:name="P19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font-name="Liberation Serif" officeooo:paragraph-rsid="00150268"/>
    </style:style>
    <style:style style:name="P20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Liberation Serif" officeooo:paragraph-rsid="001ce841"/>
    </style:style>
    <style:style style:name="P2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72e4" loext:opacity="100%" style:font-name="Liberation Serif" officeooo:paragraph-rsid="001ce841"/>
    </style:style>
    <style:style style:name="P22" style:family="paragraph" style:parent-style-name="Standard">
      <style:text-properties style:font-name="Liberation Serif" fo:font-size="11.5pt" officeooo:paragraph-rsid="001ce841" style:font-size-asian="11.5pt"/>
    </style:style>
    <style:style style:name="P2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font-name="Liberation Serif" officeooo:rsid="001c4136" officeooo:paragraph-rsid="0019e0d9"/>
    </style:style>
    <style:style style:name="P24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font-name="Liberation Serif" officeooo:rsid="001eb55a" officeooo:paragraph-rsid="001ce841"/>
    </style:style>
    <style:style style:name="P25" style:family="paragraph" style:parent-style-name="Default">
      <style:paragraph-properties fo:margin-left="0cm" fo:margin-right="0cm" fo:margin-top="0cm" fo:margin-bottom="0.169cm" style:contextual-spacing="false" fo:text-indent="0cm" style:auto-text-indent="false"/>
      <style:text-properties style:font-name="Liberation Serif" fo:font-size="11.5pt" officeooo:paragraph-rsid="001ce841" style:font-size-asian="11.5pt"/>
    </style:style>
    <style:style style:name="P26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1.5pt" style:font-size-asian="11.5pt"/>
    </style:style>
    <style:style style:name="P27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iberation Serif" fo:font-size="12pt" officeooo:rsid="001d9192" officeooo:paragraph-rsid="001d9192" style:font-size-asian="12pt"/>
    </style:style>
    <style:style style:name="P28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Liberation Serif" officeooo:paragraph-rsid="001d9192"/>
    </style:style>
    <style:style style:name="P29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Liberation Serif" officeooo:rsid="0019e0d9" officeooo:paragraph-rsid="001ce841"/>
    </style:style>
    <style:style style:name="P30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Liberation Serif" officeooo:paragraph-rsid="001ce84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1c4136" style:font-size-asian="11.5pt"/>
    </style:style>
    <style:style style:name="T3" style:family="text">
      <style:text-properties fo:font-size="11.5pt" officeooo:rsid="001c6641" style:font-size-asian="11.5pt"/>
    </style:style>
    <style:style style:name="T4" style:family="text">
      <style:text-properties fo:font-size="11.5pt" style:text-underline-style="none" fo:font-weight="normal" officeooo:rsid="00150268" fo:background-color="transparent" loext:char-shading-value="0" style:font-size-asian="11.5pt" style:font-weight-asian="normal" style:font-weight-complex="normal"/>
    </style:style>
    <style:style style:name="T5" style:family="text">
      <style:text-properties officeooo:rsid="0016df7d"/>
    </style:style>
    <style:style style:name="T6" style:family="text">
      <style:text-properties style:text-underline-style="solid" style:text-underline-width="auto" style:text-underline-color="font-color" fo:font-weight="bold" officeooo:rsid="00150268" fo:background-color="#ffff00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ce841" fo:background-color="#ffff00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170796"/>
    </style:style>
    <style:style style:name="T9" style:family="text">
      <style:text-properties style:text-underline-style="none" fo:font-weight="normal" officeooo:rsid="00150268" fo:background-color="transparent" loext:char-shading-value="0" style:font-weight-asian="normal" style:font-weight-complex="normal"/>
    </style:style>
    <style:style style:name="T10" style:family="text">
      <style:text-properties style:text-underline-style="none" officeooo:rsid="00170796"/>
    </style:style>
    <style:style style:name="T11" style:family="text">
      <style:text-properties fo:color="#000000" loext:opacity="100%" fo:font-size="12pt" officeooo:rsid="0016df7d" style:font-size-asian="12pt"/>
    </style:style>
    <style:style style:name="T12" style:family="text">
      <style:text-properties fo:color="#000000" loext:opacity="100%" fo:font-size="12pt" officeooo:rsid="001c4136" style:font-size-asian="12pt"/>
    </style:style>
    <style:style style:name="T13" style:family="text">
      <style:text-properties fo:color="#000000" loext:opacity="100%" fo:font-size="12pt" officeooo:rsid="001ce841" style:font-size-asian="12pt"/>
    </style:style>
    <style:style style:name="T14" style:family="text">
      <style:text-properties fo:color="#000000" loext:opacity="100%" fo:font-size="12pt" officeooo:rsid="001d9192" style:font-size-asian="12pt"/>
    </style:style>
    <style:style style:name="T15" style:family="text">
      <style:text-properties officeooo:rsid="00170796"/>
    </style:style>
    <style:style style:name="T16" style:family="text">
      <style:text-properties officeooo:rsid="001c4136"/>
    </style:style>
    <style:style style:name="T17" style:family="text">
      <style:text-properties fo:color="#0062c4" loext:opacity="100%"/>
    </style:style>
    <style:style style:name="T18" style:family="text">
      <style:text-properties fo:color="#0062c4" loext:opacity="100%" officeooo:rsid="001c4136"/>
    </style:style>
    <style:style style:name="T19" style:family="text">
      <style:text-properties fo:color="#0062c4" loext:opacity="100%" fo:font-size="11.5pt" officeooo:rsid="001c4136" style:font-size-asian="11.5pt"/>
    </style:style>
    <style:style style:name="T20" style:family="text">
      <style:text-properties officeooo:rsid="001ce841"/>
    </style:style>
    <style:style style:name="T21" style:family="text">
      <style:text-properties officeooo:rsid="001d9192"/>
    </style:style>
    <style:style style:name="T22" style:family="text">
      <style:text-properties fo:font-size="12pt" officeooo:rsid="001d9192" style:font-size-asian="12pt"/>
    </style:style>
    <style:style style:name="T23" style:family="text">
      <style:text-properties fo:font-size="12pt" officeooo:rsid="001c4136" style:font-size-asian="12pt"/>
    </style:style>
    <style:style style:name="T24" style:family="text">
      <style:text-properties fo:font-size="12pt" officeooo:rsid="0021016c" style:font-size-asian="12pt"/>
    </style:style>
    <style:style style:name="T25" style:family="text">
      <style:text-properties fo:font-size="12pt" officeooo:rsid="00229ed8" style:font-size-asian="12pt"/>
    </style:style>
    <style:style style:name="T26" style:family="text">
      <style:text-properties fo:font-size="12pt" officeooo:rsid="00238f69" style:font-size-asian="12pt"/>
    </style:style>
    <style:style style:name="T27" style:family="text">
      <style:text-properties style:use-window-font-color="true" loext:opacity="0%"/>
    </style:style>
    <style:style style:name="T28" style:family="text">
      <style:text-properties style:use-window-font-color="true" loext:opacity="0%" fo:font-size="12pt" officeooo:rsid="001d9192" style:font-size-asian="12pt"/>
    </style:style>
    <style:style style:name="T29" style:family="text">
      <style:text-properties officeooo:rsid="0021d7ed"/>
    </style:style>
    <style:style style:name="T30" style:family="text">
      <style:text-properties officeooo:rsid="00229ed8"/>
    </style:style>
    <style:style style:name="T31" style:family="text">
      <style:text-properties officeooo:rsid="0023688a"/>
    </style:style>
    <style:style style:name="T32" style:family="text">
      <style:text-properties officeooo:rsid="00238f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ORMACIÓN Y ORIENTACIÓN LABORAL: UD 8 – LA NÓMINA</text:p>
      <text:p text:style-name="P17"/>
      <text:p text:style-name="P5"><text:span text:style-name="T6">EJERCICIO 1:</text:span><text:span text:style-name="T9"> </text:span><text:span text:style-name="T1">Calcula las bases de cotización (Contingencias Comunes y Conti</text:span><text:span text:style-name="T3">n</text:span><text:span text:style-name="T1">gencias Profesionales) de un trabajador que desempeña el puesto de auxiliar administrativo (trabajador mensual) y recibe las siguientes retribuciones: (1,5 puntos) </text:span><text:span text:style-name="T19">Soluciones en azul</text:span><text:span text:style-name="T2">.</text:span></text:p>
      <text:p text:style-name="P10"/>
      <text:p text:style-name="P6">▪ Salario base: 965,00 €.</text:p>
      <text:p text:style-name="P6">▪ Plus de actividad: 120,00 €.</text:p>
      <text:p text:style-name="P6">▪ Horas extraordinarias: 150 €. </text:p>
      <text:p text:style-name="P8">▪ Horas extraordinarias de fuerza mayor: 200 €. </text:p>
      <text:p text:style-name="P6">▪ Retención IRPF el 10%.</text:p>
      <text:p text:style-name="P7">▪ Por último, hay que tener en cuenta que el trabajador percibe anualmente dos pagas extraordinarias cada una de un importe igual al salario base.</text:p>
      <text:p text:style-name="P1"/>
      <text:p text:style-name="P3">Como se trata de un ‘auxiliar administrativo’ su grupo de cotización es el 7, <text:span text:style-name="T16">por lo tanto: </text:span>BCCC(mín.) = 1260€</text:p>
      <text:p text:style-name="P2"/>
      <text:p text:style-name="P1">-<text:span text:style-name="T15">BCCC: Devengos (salario base + complementos cotizables) + prorrateo pagas extra</text:span></text:p>
      <text:p text:style-name="P4">-<text:span text:style-name="T5">BCCC: 965€ + 120€ + (965€ * 2) /12= </text:span><text:span text:style-name="T11">1245,83</text:span><text:span text:style-name="T5">€ </text:span></text:p>
      <text:p text:style-name="P11">Puesto que su BCCC es menor que la mínima, su base pasa a ser la mínima→ <text:span text:style-name="T17">BCCC = 1260,00€</text:span></text:p>
      <text:p text:style-name="P1"/>
      <text:p text:style-name="P19">-<text:span text:style-name="T5">BCHE(ord.): 150€</text:span></text:p>
      <text:p text:style-name="P19"/>
      <text:p text:style-name="P19">-<text:span text:style-name="T5">BCHE(FM): 200€</text:span></text:p>
      <text:p text:style-name="P19"/>
      <text:p text:style-name="P4">-<text:span text:style-name="T5">BCCP: BCCC + BCHE = </text:span><text:span text:style-name="T11">1245,83</text:span><text:span text:style-name="T5">€ + 150€ + 200€ = 1.595,83€ </text:span></text:p>
      <text:p text:style-name="P13">Puesto BCCP entre mínimo y máximo (1260,00€ y 4720,50€ ) → <text:span text:style-name="T17">BCCP = 1595,83€</text:span></text:p>
      <text:p text:style-name="P4"/>
      <text:p text:style-name="P4">-<text:span text:style-name="T16">BIRPF: Devengos – complementos no </text:span><text:span text:style-name="T12">tributables</text:span><text:span text:style-name="T16"> → </text:span><text:span text:style-name="T18">BIRPF = 965€ + 120€ = 1085€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><text:soft-page-break/><text:span text:style-name="T6">EJERCICIO </text:span><text:span text:style-name="T7">2</text:span><text:span text:style-name="T6">:</text:span><text:span text:style-name="T9"> </text:span><text:span text:style-name="T4">Realiza la n</text:span><text:span text:style-name="T1">ómina del mes de enero de un ingeniero (trabajador mensual),con contrato indefinido y con jornada completa, que ha recibido las siguientes retribuciones: (3,5 puntos)</text:span><text:span text:style-name="T4">.</text:span><text:span text:style-name="T1"> </text:span></text:p>
      <text:p text:style-name="P22"/>
      <text:p text:style-name="P25">• Salario base: 1.100 €. </text:p>
      <text:p text:style-name="P9">• Antigüedad: 80 €. </text:p>
      <text:p text:style-name="P9">• Prendas de trabajo: 70 €. </text:p>
      <text:p text:style-name="P9">• Otras horas extraordinarias: 60 €. </text:p>
      <text:p text:style-name="P9">• Gastos de locomoción: ha realizado 400 km, que le han compensado a 0,19 €/km. </text:p>
      <text:p text:style-name="P9">• Percibe anualmente dos pagas extraordinarias, en cómputo anual, siendo cada una de un importe igual a la suma del sueldo base más la antigüedad. </text:p>
      <text:p text:style-name="P9">• Retención a cuenta del IRPF: 9 %. </text:p>
      <text:p text:style-name="P26">• AT y EP: 1,5%. </text:p>
      <text:p text:style-name="P26"/>
      <text:p text:style-name="P16"><text:span text:style-name="T15">Como se trata de un ‘</text:span><text:span text:style-name="T13">ingeniero</text:span><text:span text:style-name="T15">’ su grupo de cotización es el </text:span><text:span text:style-name="T20">1</text:span><text:span text:style-name="T15">, </text:span><text:span text:style-name="T16">por lo tanto: </text:span><text:span text:style-name="T15">BCCC(mín.) = </text:span><text:span text:style-name="T14">1759,50€</text:span></text:p>
      <text:p text:style-name="P27"><text:s/></text:p>
      <text:p text:style-name="P27">-<text:span text:style-name="T29">Devengos: 1100€ + 80€ + 70€ + 60€ + 400km * 0,19€/km = 1386€</text:span></text:p>
      <text:p text:style-name="P27"/>
      <text:p text:style-name="P16">-<text:span text:style-name="T15">BCCC: Devengos (salario base + </text:span><text:span text:style-name="T10">complementos cotizables</text:span><text:span text:style-name="T15">) + prorrateo pagas extra</text:span></text:p>
      <text:p text:style-name="P14">-<text:span text:style-name="T5">BCCC: </text:span><text:span text:style-name="T14">1100</text:span><text:span text:style-name="T5">€ + </text:span><text:span text:style-name="T14">80</text:span><text:span text:style-name="T5">€ + </text:span><text:span text:style-name="T31">70€ + </text:span><text:span text:style-name="T5">( </text:span><text:span text:style-name="T21">(</text:span><text:span text:style-name="T14">1100€ + 80</text:span><text:span text:style-name="T5">€</text:span><text:span text:style-name="T21">)</text:span><text:span text:style-name="T5"> * 2) /12= </text:span><text:span text:style-name="T21">1</text:span><text:span text:style-name="T31">4</text:span><text:span text:style-name="T32">4</text:span><text:span text:style-name="T21">6,67€</text:span></text:p>
      <text:p text:style-name="P12">Puesto que su BCCC es menor que la mínima, su base pasa a ser la mínima→<text:span text:style-name="T27"> BCCC = </text:span><text:span text:style-name="T28">1759,50</text:span><text:span text:style-name="T27">€</text:span></text:p>
      <text:p text:style-name="P14"/>
      <text:p text:style-name="P20">-<text:span text:style-name="T5">BCHE(ord.): </text:span><text:span text:style-name="T22">60</text:span><text:span text:style-name="T5">€</text:span></text:p>
      <text:p text:style-name="P24"/>
      <text:p text:style-name="P28">-<text:span text:style-name="T5">BCCP: BCCC + BCHE = </text:span><text:span text:style-name="T22">1</text:span><text:span text:style-name="T26">44</text:span><text:span text:style-name="T22">6,67€ + 60</text:span><text:span text:style-name="T24">€</text:span><text:span text:style-name="T5"> = 1.5</text:span><text:span text:style-name="T26">06,67</text:span><text:span text:style-name="T5">€ </text:span></text:p>
      <text:p text:style-name="P29">Puesto BCCP entre mínimo y máximo (1260,00€ y 4720,50€ ) → BCCP = <text:span text:style-name="T26">1506,67</text:span>€</text:p>
      <text:p text:style-name="P21"/>
      <text:p text:style-name="P20"><text:span text:style-name="T16">-BIRPF: Devengos – complementos no </text:span><text:span text:style-name="T23">tributables</text:span><text:span text:style-name="T16"> → BIRPF = </text:span><text:span text:style-name="T25">1386€ - 60€ - (400km * 0,19€/km) = 1</text:span><text:span text:style-name="T26">25</text:span><text:span text:style-name="T25">0€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Roboto" svg:font-family="Roboto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nline2PDF.com</meta:initial-creator>
    <meta:creation-date>2024-02-06T13:35:00</meta:creation-date>
    <dc:date>2024-02-27T13:17:33.212000000</dc:date>
    <meta:editing-duration>PT5H23M35S</meta:editing-duration>
    <meta:editing-cycles>16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6" meta:word-count="422" meta:character-count="2383" meta:non-whitespace-character-count="1978"/>
  </office:meta>
</office:document-meta>
</file>